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4.35pt"/>
    </style:style>
    <style:style style:name="co2" style:family="table-column">
      <style:table-column-properties fo:break-before="auto" style:column-width="77.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27.9pt"/>
    </style:style>
    <style:style style:name="co5" style:family="table-column">
      <style:table-column-properties fo:break-before="auto" style:column-width="101.54pt"/>
    </style:style>
    <style:style style:name="co6" style:family="table-column">
      <style:table-column-properties fo:break-before="auto" style:column-width="87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/>
    </style:style>
    <style:style style:name="ce3" style:family="table-cell" style:parent-style-name="Default">
      <style:table-cell-properties fo:background-color="#dddddd"/>
      <style:text-properties style:use-window-font-color="true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>
      <style:table-cell-properties fo:background-color="#000000"/>
      <style:text-properties fo:color="#ffffff"/>
    </style:style>
    <style:style style:name="ce6" style:family="table-cell" style:parent-style-name="Default">
      <style:text-properties fo:color="#800000"/>
    </style:style>
    <style:style style:name="ce7" style:family="table-cell" style:parent-style-name="Default">
      <style:table-cell-properties fo:background-color="#dddddd"/>
      <style:text-properties fo:color="#800000"/>
    </style:style>
    <style:style style:name="ce8" style:family="table-cell" style:parent-style-name="Default">
      <style:table-cell-properties fo:background-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PP_Kojo" table:style-name="ta1">
        <table:shapes>
          <draw:frame draw:z-index="0" draw:style-name="gr1" draw:text-style-name="P1" svg:width="469.5pt" svg:height="346.88pt" svg:x="201.09pt" svg:y="2.41pt">
            <loext:p draw:notify-on-update-of-ranges="PPP_Kojo.A2:PPP_Kojo.A7 PPP_Kojo.B1:PPP_Kojo.B1 PPP_Kojo.B2:PPP_Kojo.B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xes</text:p>
          </table:table-cell>
          <table:table-cell table:style-name="ce1" office:value-type="string" calcext:value-type="string">
            <text:p>Privilege Index</text:p>
          </table:table-cell>
        </table:table-row>
        <table:table-row table:style-name="ro1">
          <table:table-cell office:value-type="string" calcext:value-type="string">
            <office:annotation draw:style-name="gr2" draw:text-style-name="P3" svg:width="82.18pt" svg:height="16.89pt" svg:x="114.07pt" svg:y="13.07pt" draw:caption-point-x="0pt" draw:caption-point-y="0pt">
              <dc:date>2016-09-24T00:00:00</dc:date>
              <text:p text:style-name="P2"><text:span text:style-name="T1">Cis=10; trans=0</text:span></text:p>
            </office:annotation>
            <text:p>Cisgend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office:annotation draw:style-name="gr3" draw:text-style-name="P3" svg:width="82.18pt" svg:height="39.29pt" svg:x="114.07pt" svg:y="38.66pt" draw:caption-point-x="0pt" draw:caption-point-y="0pt">
              <dc:date>2016-09-25T00:00:00</dc:date>
              <text:p text:style-name="P2"><text:span text:style-name="T1">Closer to </text:span><text:span text:style-name="T1">white==more </text:span><text:span text:style-name="T1">privilege</text:span></text:p>
            </office:annotation>
            <text:p>Whi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office:annotation draw:style-name="gr2" draw:text-style-name="P3" svg:width="82.18pt" svg:height="16.89pt" svg:x="114.07pt" svg:y="51.48pt" draw:caption-point-x="0pt" draw:caption-point-y="0pt">
              <dc:date>2016-09-24T00:00:00</dc:date>
              <text:p text:style-name="P2"><text:span text:style-name="T1">Heterosexual=10</text:span></text:p>
            </office:annotation>
            <text:p>Heterosexua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office:annotation draw:style-name="gr3" draw:text-style-name="P3" svg:width="82.18pt" svg:height="39.29pt" svg:x="114.07pt" svg:y="64.26pt" draw:caption-point-x="0pt" draw:caption-point-y="0pt">
              <dc:date>2016-09-24T00:00:00</dc:date>
              <text:p text:style-name="P2"><text:span text:style-name="T1">2.5 pts for each </text:span><text:span text:style-name="T1">college educated </text:span><text:span text:style-name="T1">ancestor</text:span></text:p>
            </office:annotation>
            <text:p>Family: Edu. Backgrou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office:annotation draw:style-name="gr3" draw:text-style-name="P3" svg:width="82.18pt" svg:height="39.29pt" svg:x="114.07pt" svg:y="77.07pt" draw:caption-point-x="0pt" draw:caption-point-y="0pt">
              <dc:date>2016-09-25T00:00:00</dc:date>
              <text:p text:style-name="P2"><text:span text:style-name="T1">Percentile </text:span><text:span text:style-name="T1">ranking of </text:span><text:span text:style-name="T1">national wealth</text:span></text:p>
            </office:annotation>
            <text:p>Family: Wealth</text:p>
          </table:table-cell>
          <table:table-cell office:value-type="float" office:value="4" calcext:value-type="float">
            <text:p>4</text:p>
          </table:table-cell>
        </table:table-row>
      </table:table>
      <table:table table:name="PPP_Pete" table:style-name="ta1">
        <table:shapes>
          <draw:frame draw:z-index="0" draw:style-name="gr1" draw:text-style-name="P1" svg:width="469.5pt" svg:height="346.88pt" svg:x="201.09pt" svg:y="2.41pt">
            <loext:p draw:notify-on-update-of-ranges="PPP_Pete.A2:PPP_Pete.A7 PPP_Pete.B1:PPP_Pete.B1 PPP_Pete.B2:PPP_Pete.B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Axes</text:p>
          </table:table-cell>
          <table:table-cell table:style-name="ce1" office:value-type="string" calcext:value-type="string">
            <text:p>Priv. Index</text:p>
          </table:table-cell>
        </table:table-row>
        <table:table-row table:style-name="ro1">
          <table:table-cell office:value-type="string" calcext:value-type="string">
            <office:annotation draw:style-name="gr2" draw:text-style-name="P3" svg:width="82.18pt" svg:height="16.89pt" svg:x="127.62pt" svg:y="13.07pt" draw:caption-point-x="0pt" draw:caption-point-y="0pt">
              <dc:date>2016-09-24T00:00:00</dc:date>
              <text:p text:style-name="P2"><text:span text:style-name="T1">Cis=10; trans=0</text:span></text:p>
            </office:annotation>
            <text:p>Cisgend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office:annotation draw:style-name="gr3" draw:text-style-name="P3" svg:width="82.18pt" svg:height="39.29pt" svg:x="127.62pt" svg:y="38.66pt" draw:caption-point-x="0pt" draw:caption-point-y="0pt">
              <dc:date>2016-09-25T00:00:00</dc:date>
              <text:p text:style-name="P2"><text:span text:style-name="T1">Closer to </text:span><text:span text:style-name="T1">white==more </text:span><text:span text:style-name="T1">privilege</text:span></text:p>
            </office:annotation>
            <text:p>Whit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eterosexua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Family: Edu. Background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Family: Wealth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4" office:value-type="string" calcext:value-type="string">
            <text:p>Equalized for comparability</text:p>
          </table:table-cell>
          <table:table-cell/>
        </table:table-row>
      </table:table>
      <table:table table:name="PPP_Janice" table:style-name="ta1">
        <table:shapes>
          <draw:frame draw:z-index="0" draw:style-name="gr1" draw:text-style-name="P1" svg:width="469.5pt" svg:height="346.88pt" svg:x="201.09pt" svg:y="2.41pt">
            <loext:p draw:notify-on-update-of-ranges="PPP_Janice.A2:PPP_Janice.A7 PPP_Janice.B1:PPP_Janice.B1 PPP_Janice.B2:PPP_Janice.B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xes</text:p>
          </table:table-cell>
          <table:table-cell table:style-name="ce1" office:value-type="string" calcext:value-type="string">
            <text:p>Privilege Index</text:p>
          </table:table-cell>
        </table:table-row>
        <table:table-row table:style-name="ro1">
          <table:table-cell office:value-type="string" calcext:value-type="string">
            <office:annotation draw:style-name="gr2" draw:text-style-name="P3" svg:width="82.18pt" svg:height="16.89pt" svg:x="114.07pt" svg:y="13.07pt" draw:caption-point-x="0pt" draw:caption-point-y="0pt">
              <dc:date>2016-09-24T00:00:00</dc:date>
              <text:p text:style-name="P2"><text:span text:style-name="T1">Cis=10; trans=0</text:span></text:p>
            </office:annotation>
            <text:p>Cisgend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office:annotation draw:style-name="gr3" draw:text-style-name="P3" svg:width="82.18pt" svg:height="39.29pt" svg:x="114.07pt" svg:y="38.66pt" draw:caption-point-x="0pt" draw:caption-point-y="0pt">
              <dc:date>2016-09-25T00:00:00</dc:date>
              <text:p text:style-name="P2"><text:span text:style-name="T1">Closer to white==more privilege</text:span></text:p>
            </office:annotation>
            <text:p>Whit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office:annotation draw:style-name="gr2" draw:text-style-name="P3" svg:width="82.18pt" svg:height="16.89pt" svg:x="114.07pt" svg:y="51.48pt" draw:caption-point-x="0pt" draw:caption-point-y="0pt">
              <dc:date>2016-09-24T00:00:00</dc:date>
              <text:p text:style-name="P2"><text:span text:style-name="T1">Heterosexual=10</text:span></text:p>
            </office:annotation>
            <text:p>Heterosexua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Family: Edu. Background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Family: Wealth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ete’s sister</text:p>
          </table:table-cell>
          <table:table-cell/>
        </table:table-row>
      </table:table>
      <table:table table:name="PPP_Jean-Paul" table:style-name="ta1">
        <table:shapes>
          <draw:frame draw:z-index="0" draw:style-name="gr1" draw:text-style-name="P1" svg:width="469.5pt" svg:height="346.88pt" svg:x="201.09pt" svg:y="2.41pt">
            <loext:p draw:notify-on-update-of-ranges="'PPP_Jean-Paul'.A2:'PPP_Jean-Paul'.A7 'PPP_Jean-Paul'.B1:'PPP_Jean-Paul'.B1 'PPP_Jean-Paul'.B2:'PPP_Jean-Paul'.B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xes</text:p>
          </table:table-cell>
          <table:table-cell table:style-name="ce1" office:value-type="string" calcext:value-type="string">
            <text:p>Privilege Index</text:p>
          </table:table-cell>
        </table:table-row>
        <table:table-row table:style-name="ro1">
          <table:table-cell office:value-type="string" calcext:value-type="string">
            <office:annotation draw:style-name="gr2" draw:text-style-name="P3" svg:width="82.18pt" svg:height="16.89pt" svg:x="114.07pt" svg:y="13.07pt" draw:caption-point-x="0pt" draw:caption-point-y="0pt">
              <dc:date>2016-09-24T00:00:00</dc:date>
              <text:p text:style-name="P2"><text:span text:style-name="T1">Cis=10; trans=0</text:span></text:p>
            </office:annotation>
            <text:p>Cisgend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office:annotation draw:style-name="gr3" draw:text-style-name="P3" svg:width="82.18pt" svg:height="39.29pt" svg:x="114.07pt" svg:y="38.66pt" draw:caption-point-x="0pt" draw:caption-point-y="0pt">
              <dc:date>2016-09-25T00:00:00</dc:date>
              <text:p text:style-name="P2"><text:span text:style-name="T1">Closer to white==more privilege</text:span></text:p>
            </office:annotation>
            <text:p>White</text:p>
          </table:table-cell>
          <table:table-cell office:value-type="float" office:value="2" calcext:value-type="float">
            <office:annotation draw:style-name="gr4" draw:text-style-name="P3" svg:width="82.18pt" svg:height="28.09pt" svg:x="191.96pt" svg:y="38.66pt" draw:caption-point-x="0pt" draw:caption-point-y="0pt">
              <dc:date>2016-09-24T00:00:00</dc:date>
              <text:p text:style-name="P2"><text:span text:style-name="T1">Creole, like Beyonce</text:span></text:p>
            </office:annotation>
            <text:p>2</text:p>
          </table:table-cell>
        </table:table-row>
        <table:table-row table:style-name="ro1">
          <table:table-cell office:value-type="string" calcext:value-type="string">
            <office:annotation draw:style-name="gr2" draw:text-style-name="P3" svg:width="82.18pt" svg:height="16.89pt" svg:x="114.07pt" svg:y="51.48pt" draw:caption-point-x="0pt" draw:caption-point-y="0pt">
              <dc:date>2016-09-24T00:00:00</dc:date>
              <text:p text:style-name="P2"><text:span text:style-name="T1">Heterosexual=10</text:span></text:p>
            </office:annotation>
            <text:p>Heterosexual</text:p>
          </table:table-cell>
          <table:table-cell office:value-type="float" office:value="5" calcext:value-type="float">
            <office:annotation draw:style-name="gr4" draw:text-style-name="P3" svg:width="82.18pt" svg:height="28.09pt" svg:x="191.96pt" svg:y="51.48pt" draw:caption-point-x="0pt" draw:caption-point-y="0pt">
              <dc:date>2016-09-24T00:00:00</dc:date>
              <text:p text:style-name="P2"><text:span text:style-name="T1">Gay; Things have improved</text:span></text:p>
            </office:annotation>
            <text:p>5</text:p>
          </table:table-cell>
        </table:table-row>
        <table:table-row table:style-name="ro1">
          <table:table-cell table:style-name="ce3" office:value-type="string" calcext:value-type="string">
            <text:p>Family: Edu. Background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Family: Wealth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Jean-Paul: Creole CIS gay man from NOLA 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office:annotation draw:style-name="gr3" draw:text-style-name="P3" svg:width="82.18pt" svg:height="39.29pt" svg:x="114.07pt" svg:y="153.86pt" draw:caption-point-x="0pt" draw:caption-point-y="0pt">
              <dc:date>2016-09-25T00:00:00</dc:date>
              <text:p text:style-name="P2"><text:span text:style-name="T1">Closer to white==more privilege</text:span></text:p>
            </office:annotation>
            <text:p>White</text:p>
          </table:table-cell>
          <table:table-cell/>
        </table:table-row>
        <table:table-row table:style-name="ro1">
          <table:table-cell office:value-type="string" calcext:value-type="string">
            <office:annotation draw:style-name="gr2" draw:text-style-name="P3" svg:width="82.18pt" svg:height="16.89pt" svg:x="114.07pt" svg:y="166.68pt" draw:caption-point-x="0pt" draw:caption-point-y="0pt">
              <dc:date>2016-09-24T00:00:00</dc:date>
              <text:p text:style-name="P2"><text:span text:style-name="T1">Heterosexual=10</text:span></text:p>
            </office:annotation>
            <text:p>Sexual Orientation</text:p>
          </table:table-cell>
          <table:table-cell/>
        </table:table-row>
        <table:table-row table:style-name="ro1">
          <table:table-cell office:value-type="string" calcext:value-type="string">
            <office:annotation draw:style-name="gr2" draw:text-style-name="P3" svg:width="82.18pt" svg:height="16.89pt" svg:x="114.07pt" svg:y="179.46pt" draw:caption-point-x="0pt" draw:caption-point-y="0pt">
              <dc:date>2016-09-24T00:00:00</dc:date>
              <text:p text:style-name="P2"><text:span text:style-name="T1">Cis=10; trans=0</text:span></text:p>
            </office:annotation>
            <text:p>Gender Identit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office:annotation draw:style-name="gr3" draw:text-style-name="P3" svg:width="82.18pt" svg:height="39.29pt" svg:x="114.07pt" svg:y="192.27pt" draw:caption-point-x="0pt" draw:caption-point-y="0pt">
              <dc:date>2016-09-24T00:00:00</dc:date>
              <text:p text:style-name="P2"><text:span text:style-name="T1">2.5 pts for each college educated ancestor</text:span></text:p>
            </office:annotation>
            <text:p>Family: Edu. Background</text:p>
          </table:table-cell>
          <table:table-cell/>
        </table:table-row>
        <table:table-row table:style-name="ro1">
          <table:table-cell office:value-type="string" calcext:value-type="string">
            <office:annotation draw:style-name="gr3" draw:text-style-name="P3" svg:width="82.18pt" svg:height="39.29pt" svg:x="114.07pt" svg:y="205.06pt" draw:caption-point-x="0pt" draw:caption-point-y="0pt">
              <dc:date>2016-09-25T00:00:00</dc:date>
              <text:p text:style-name="P2"><text:span text:style-name="T1">Percentile ranking of national wealth</text:span></text:p>
            </office:annotation>
            <text:p>Family: Wealth</text:p>
          </table:table-cell>
          <table:table-cell/>
        </table:table-row>
      </table:table>
      <table:table table:name="PPP_Sydney" table:style-name="ta1">
        <table:shapes>
          <draw:frame draw:z-index="0" draw:style-name="gr1" draw:text-style-name="P1" svg:width="469.5pt" svg:height="346.88pt" svg:x="201.09pt" svg:y="2.41pt">
            <loext:p draw:notify-on-update-of-ranges="PPP_Sydney.A2:PPP_Sydney.A7 PPP_Sydney.B1:PPP_Sydney.B1 PPP_Sydney.B2:PPP_Sydney.B7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Axes</text:p>
          </table:table-cell>
          <table:table-cell table:style-name="ce1" office:value-type="string" calcext:value-type="string">
            <text:p>Privilege Index</text:p>
          </table:table-cell>
        </table:table-row>
        <table:table-row table:style-name="ro1">
          <table:table-cell office:value-type="string" calcext:value-type="string">
            <office:annotation draw:style-name="gr2" draw:text-style-name="P3" svg:width="82.18pt" svg:height="16.89pt" svg:x="101.25pt" svg:y="13.07pt" draw:caption-point-x="0pt" draw:caption-point-y="0pt">
              <dc:date>2016-09-24T00:00:00</dc:date>
              <text:p text:style-name="P2"><text:span text:style-name="T1">Cis=10; trans=0</text:span></text:p>
            </office:annotation>
            <text:p>Cisgend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table:style-name="ce5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office:annotation draw:style-name="gr3" draw:text-style-name="P3" svg:width="82.18pt" svg:height="39.29pt" svg:x="101.25pt" svg:y="38.66pt" draw:caption-point-x="0pt" draw:caption-point-y="0pt">
              <dc:date>2016-09-25T00:00:00</dc:date>
              <text:p text:style-name="P2"><text:span text:style-name="T1">Closer to white==more privilege</text:span></text:p>
            </office:annotation>
            <text:p>White</text:p>
          </table:table-cell>
          <table:table-cell office:value-type="float" office:value="2" calcext:value-type="float">
            <office:annotation draw:style-name="gr4" draw:text-style-name="P3" svg:width="82.18pt" svg:height="28.09pt" svg:x="188.5pt" svg:y="38.66pt" draw:caption-point-x="0pt" draw:caption-point-y="0pt">
              <dc:date>2016-09-24T00:00:00</dc:date>
              <text:p text:style-name="P2"><text:span text:style-name="T1">Creole, like Beyonce</text:span></text:p>
            </office:annotation>
            <text:p>2</text:p>
          </table:table-cell>
        </table:table-row>
        <table:table-row table:style-name="ro1">
          <table:table-cell office:value-type="string" calcext:value-type="string">
            <office:annotation draw:style-name="gr2" draw:text-style-name="P3" svg:width="82.18pt" svg:height="16.89pt" svg:x="101.25pt" svg:y="51.48pt" draw:caption-point-x="0pt" draw:caption-point-y="0pt">
              <dc:date>2016-09-24T00:00:00</dc:date>
              <text:p text:style-name="P2"><text:span text:style-name="T1">Heterosexual=10</text:span></text:p>
            </office:annotation>
            <text:p>Heterosexual</text:p>
          </table:table-cell>
          <table:table-cell table:style-name="ce5" office:value-type="float" office:value="0.5" calcext:value-type="float">
            <office:annotation draw:style-name="gr4" draw:text-style-name="P3" svg:width="82.18pt" svg:height="28.09pt" svg:x="188.5pt" svg:y="51.48pt" draw:caption-point-x="0pt" draw:caption-point-y="0pt">
              <dc:date>2016-09-24T00:00:00</dc:date>
              <text:p text:style-name="P2"><text:span text:style-name="T1">Gay; Things have improved</text:span></text:p>
            </office:annotation>
            <text:p>0.5</text:p>
          </table:table-cell>
        </table:table-row>
        <table:table-row table:style-name="ro1">
          <table:table-cell table:style-name="ce3" office:value-type="string" calcext:value-type="string">
            <text:p>Family: Edu. Background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Family: Wealth</text:p>
          </table:table-cell>
          <table:table-cell table:style-name="ce7"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ydney: Creole Trans woman from NOLA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5" office:value-type="string" calcext:value-type="string">
            <text:p>I had to make her 0.5 Hetero &amp; Male</text:p>
          </table:table-cell>
          <table:table-cell table:style-name="ce8"/>
        </table:table-row>
        <table:table-row table:style-name="ro1">
          <table:table-cell table:style-name="ce5" office:value-type="string" calcext:value-type="string">
            <text:p>Or her “Orientation” value wouldn’t show.</text:p>
          </table:table-cell>
          <table:table-cell table:style-name="ce8"/>
        </table:table-row>
        <table:table-row table:style-name="ro1">
          <table:table-cell table:number-columns-repeated="2"/>
        </table:table-row>
        <table:table-row table:style-name="ro1">
          <table:table-cell table:style-name="ce6" office:value-type="string" calcext:value-type="string">
            <text:p>I also set her Family: Wealth to 6</text:p>
          </table:table-cell>
          <table:table-cell/>
        </table:table-row>
        <table:table-row table:style-name="ro1">
          <table:table-cell table:style-name="ce6" office:value-type="string" calcext:value-type="string">
            <text:p>to avoid the graph maxing out at 5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2">00/00/0000</text:date>, <text:time style:data-style-name="N2" text:time-value="13:41:33.07567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4T20:18:12.820331000</meta:creation-date>
    <dc:date>2016-10-02T13:51:07.445542000</dc:date>
    <meta:editing-duration>P1DT7H14M45S</meta:editing-duration>
    <meta:editing-cycles>35</meta:editing-cycles>
    <meta:generator>LibreOffice/5.1.5.2$MacOSX_X86_64 LibreOffice_project/7a864d8825610a8c07cfc3bc01dd4fce6a9447e5</meta:generator>
    <meta:document-statistic meta:table-count="5" meta:cell-count="8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iberation Serif'" style:font-style-name="Regular" style:font-family-generic="roman" fo:font-size="20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text-properties fo:font-family="Georgia" style:font-style-name="Regular" style:font-family-generic="roman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text-properties fo:font-size="10pt" style:font-size-asian="10pt" style:font-size-complex="10pt"/>
    </style:style>
    <style:style style:name="ch7" style:family="chart">
      <style:graphic-properties draw:stroke="dash" draw:stroke-dash="Ultrafine_20_2_20_Dots_20_3_20_Dashes"/>
    </style:style>
    <style:style style:name="ch8" style:family="chart">
      <style:graphic-properties draw:stroke="dash" draw:stroke-dash="_32__20_Dots_20_1_20_Dash" svg:stroke-color="#ff420e"/>
    </style:style>
    <style:style style:name="ch9" style:family="chart" style:data-style-name="N0">
      <style:chart-properties chart:link-data-style-to-source="true"/>
      <style:graphic-properties draw:fill-color="#99ff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564cm" svg:height="12.238cm" xlink:href=".." xlink:type="simple" chart:class="chart:filled-radar" chart:style-name="ch1">
        <chart:title svg:x="3.64cm" svg:y="0.379cm" chart:style-name="ch2">
          <text:p>Pete's Personal Privilege Profile</text:p>
        </chart:title>
        <chart:plot-area chart:style-name="ch3" table:cell-range-address="PPP_Pete.A1:PPP_Pete.B7" chart:data-source-has-labels="both" svg:x="2.919cm" svg:y="1.82cm" svg:width="12.759cm" svg:height="9.864cm">
          <chartooo:coordinate-region svg:x="3.779cm" svg:y="2.751cm" svg:width="8.003cm" svg:height="8.003cm"/>
          <chart:axis chart:dimension="x" chart:name="primary-x" chart:style-name="ch4" chartooo:axis-type="auto">
            <chartooo:date-scale/>
            <chart:categories table:cell-range-address="PPP_Pete.A2:PPP_Pete.A7"/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PPP_Pete.B2:PPP_Pete.B7" chart:label-cell-address="PPP_Pete.B1:PPP_Pete.B1" chart:class="chart:filled-rad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v. Index</text:p>
                <draw:g>
                  <svg:desc>PPP_Pete.B1:PPP_Pet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isgender</text:p>
                <draw:g>
                  <svg:desc>PPP_Pete.A2:PPP_Pete.A7</svg:desc>
                </draw:g>
              </table:table-cell>
              <table:table-cell office:value-type="float" office:value="10">
                <text:p>10</text:p>
                <draw:g>
                  <svg:desc>PPP_Pete.B2:PPP_Pete.B7</svg:desc>
                </draw:g>
              </table:table-cell>
            </table:table-row>
            <table:table-row>
              <table:table-cell office:value-type="string">
                <text:p>Mal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Whit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Heterosexual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Family: Edu. Background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amily: Wealth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MacOSX_X86_64 LibreOffice_project/7a864d8825610a8c07cfc3bc01dd4fce6a944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iberation Serif'" style:font-style-name="Regular" style:font-family-generic="roman" fo:font-size="20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text-properties fo:font-family="Georgia" style:font-style-name="Regular" style:font-family-generic="roman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text-properties fo:font-size="10pt" style:font-size-asian="10pt" style:font-size-complex="10pt"/>
    </style:style>
    <style:style style:name="ch7" style:family="chart">
      <style:graphic-properties draw:stroke="dash" draw:stroke-dash="Ultrafine_20_2_20_Dots_20_3_20_Dashes"/>
    </style:style>
    <style:style style:name="ch8" style:family="chart">
      <style:graphic-properties draw:stroke="dash" draw:stroke-dash="_32__20_Dots_20_1_20_Dash" svg:stroke-color="#ff420e"/>
    </style:style>
    <style:style style:name="ch9" style:family="chart" style:data-style-name="N0">
      <style:chart-properties chart:link-data-style-to-source="true"/>
      <style:graphic-properties draw:fill-color="#99ff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564cm" svg:height="12.238cm" xlink:href=".." xlink:type="simple" chart:class="chart:filled-radar" chart:style-name="ch1">
        <chart:title svg:x="3.541cm" svg:y="0.379cm" chart:style-name="ch2">
          <text:p>Kojo's Personal Privilege Profile</text:p>
        </chart:title>
        <chart:plot-area chart:style-name="ch3" table:cell-range-address="PPP_Kojo.A1:PPP_Kojo.B7" chart:data-source-has-labels="both" svg:x="2.919cm" svg:y="1.82cm" svg:width="12.759cm" svg:height="9.864cm">
          <chartooo:coordinate-region svg:x="3.779cm" svg:y="2.751cm" svg:width="8.003cm" svg:height="8.003cm"/>
          <chart:axis chart:dimension="x" chart:name="primary-x" chart:style-name="ch4" chartooo:axis-type="auto">
            <chartooo:date-scale/>
            <chart:categories table:cell-range-address="PPP_Kojo.A2:PPP_Kojo.A7"/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PPP_Kojo.B2:PPP_Kojo.B7" chart:label-cell-address="PPP_Kojo.B1:PPP_Kojo.B1" chart:class="chart:filled-rad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vilege Index</text:p>
                <draw:g>
                  <svg:desc>PPP_Kojo.B1:PPP_Kojo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isgender</text:p>
                <draw:g>
                  <svg:desc>PPP_Kojo.A2:PPP_Kojo.A7</svg:desc>
                </draw:g>
              </table:table-cell>
              <table:table-cell office:value-type="float" office:value="10">
                <text:p>10</text:p>
                <draw:g>
                  <svg:desc>PPP_Kojo.B2:PPP_Kojo.B7</svg:desc>
                </draw:g>
              </table:table-cell>
            </table:table-row>
            <table:table-row>
              <table:table-cell office:value-type="string">
                <text:p>Mal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Whit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eterosexual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Family: Edu. Background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amily: Wealth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MacOSX_X86_64 LibreOffice_project/7a864d8825610a8c07cfc3bc01dd4fce6a9447e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iberation Serif'" style:font-style-name="Regular" style:font-family-generic="roman" fo:font-size="20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text-properties fo:font-family="Georgia" style:font-style-name="Regular" style:font-family-generic="roman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text-properties fo:font-size="10pt" style:font-size-asian="10pt" style:font-size-complex="10pt"/>
    </style:style>
    <style:style style:name="ch7" style:family="chart">
      <style:graphic-properties draw:stroke="dash" draw:stroke-dash="Ultrafine_20_2_20_Dots_20_3_20_Dashes"/>
    </style:style>
    <style:style style:name="ch8" style:family="chart">
      <style:graphic-properties draw:stroke="dash" draw:stroke-dash="_32__20_Dots_20_1_20_Dash" svg:stroke-color="#ff420e"/>
    </style:style>
    <style:style style:name="ch9" style:family="chart" style:data-style-name="N0">
      <style:chart-properties chart:link-data-style-to-source="true"/>
      <style:graphic-properties draw:fill-color="#99ff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564cm" svg:height="12.238cm" xlink:href=".." xlink:type="simple" chart:class="chart:filled-radar" chart:style-name="ch1">
        <chart:title svg:x="2.866cm" svg:y="0.379cm" chart:style-name="ch2">
          <text:p>Jean-Paul's Personal Privilege Profile</text:p>
        </chart:title>
        <chart:plot-area chart:style-name="ch3" table:cell-range-address="'PPP_Jean-Paul'.A1:'PPP_Jean-Paul'.B7" chart:data-source-has-labels="both" svg:x="2.919cm" svg:y="1.82cm" svg:width="12.759cm" svg:height="9.864cm">
          <chartooo:coordinate-region svg:x="3.779cm" svg:y="2.751cm" svg:width="8.003cm" svg:height="8.003cm"/>
          <chart:axis chart:dimension="x" chart:name="primary-x" chart:style-name="ch4" chartooo:axis-type="auto">
            <chartooo:date-scale/>
            <chart:categories table:cell-range-address="'PPP_Jean-Paul'.A2:'PPP_Jean-Paul'.A7"/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'PPP_Jean-Paul'.B2:'PPP_Jean-Paul'.B7" chart:label-cell-address="'PPP_Jean-Paul'.B1:'PPP_Jean-Paul'.B1" chart:class="chart:filled-rad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vilege Index</text:p>
                <draw:g>
                  <svg:desc>'PPP_Jean-Paul'.B1:'PPP_Jean-Paul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isgender</text:p>
                <draw:g>
                  <svg:desc>'PPP_Jean-Paul'.A2:'PPP_Jean-Paul'.A7</svg:desc>
                </draw:g>
              </table:table-cell>
              <table:table-cell office:value-type="float" office:value="10">
                <text:p>10</text:p>
                <draw:g>
                  <svg:desc>'PPP_Jean-Paul'.B2:'PPP_Jean-Paul'.B7</svg:desc>
                </draw:g>
              </table:table-cell>
            </table:table-row>
            <table:table-row>
              <table:table-cell office:value-type="string">
                <text:p>Mal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Whit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eterosexual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amily: Edu. Background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amily: Wealth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MacOSX_X86_64 LibreOffice_project/7a864d8825610a8c07cfc3bc01dd4fce6a9447e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iberation Serif'" style:font-style-name="Regular" style:font-family-generic="roman" fo:font-size="20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text-properties fo:font-family="Georgia" style:font-style-name="Regular" style:font-family-generic="roman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text-properties fo:font-size="10pt" style:font-size-asian="10pt" style:font-size-complex="10pt"/>
    </style:style>
    <style:style style:name="ch7" style:family="chart">
      <style:graphic-properties draw:stroke="dash" draw:stroke-dash="Ultrafine_20_2_20_Dots_20_3_20_Dashes"/>
    </style:style>
    <style:style style:name="ch8" style:family="chart">
      <style:graphic-properties draw:stroke="dash" draw:stroke-dash="_32__20_Dots_20_1_20_Dash" svg:stroke-color="#ff420e"/>
    </style:style>
    <style:style style:name="ch9" style:family="chart" style:data-style-name="N0">
      <style:chart-properties chart:link-data-style-to-source="true"/>
      <style:graphic-properties draw:fill-color="#99ff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564cm" svg:height="12.238cm" xlink:href=".." xlink:type="simple" chart:class="chart:filled-radar" chart:style-name="ch1">
        <chart:title svg:x="3.362cm" svg:y="0.379cm" chart:style-name="ch2">
          <text:p>Janice's Personal Privilege Profile</text:p>
        </chart:title>
        <chart:plot-area chart:style-name="ch3" table:cell-range-address="PPP_Janice.A1:PPP_Janice.B7" chart:data-source-has-labels="both" svg:x="2.919cm" svg:y="1.82cm" svg:width="12.759cm" svg:height="9.864cm">
          <chartooo:coordinate-region svg:x="3.779cm" svg:y="2.751cm" svg:width="8.003cm" svg:height="8.003cm"/>
          <chart:axis chart:dimension="x" chart:name="primary-x" chart:style-name="ch4" chartooo:axis-type="auto">
            <chartooo:date-scale/>
            <chart:categories table:cell-range-address="PPP_Janice.A2:PPP_Janice.A7"/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PPP_Janice.B2:PPP_Janice.B7" chart:label-cell-address="PPP_Janice.B1:PPP_Janice.B1" chart:class="chart:filled-rad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vilege Index</text:p>
                <draw:g>
                  <svg:desc>PPP_Janice.B1:PPP_Janic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isgender</text:p>
                <draw:g>
                  <svg:desc>PPP_Janice.A2:PPP_Janice.A7</svg:desc>
                </draw:g>
              </table:table-cell>
              <table:table-cell office:value-type="float" office:value="10">
                <text:p>10</text:p>
                <draw:g>
                  <svg:desc>PPP_Janice.B2:PPP_Janice.B7</svg:desc>
                </draw:g>
              </table:table-cell>
            </table:table-row>
            <table:table-row>
              <table:table-cell office:value-type="string">
                <text:p>Mal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hit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Heterosexual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Family: Edu. Background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amily: Wealth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MacOSX_X86_64 LibreOffice_project/7a864d8825610a8c07cfc3bc01dd4fce6a9447e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iberation Serif'" style:font-style-name="Regular" style:font-family-generic="roman" fo:font-size="20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text-properties fo:font-family="Georgia" style:font-style-name="Regular" style:font-family-generic="roman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text-properties fo:font-size="10pt" style:font-size-asian="10pt" style:font-size-complex="10pt"/>
    </style:style>
    <style:style style:name="ch7" style:family="chart">
      <style:graphic-properties draw:stroke="dash" draw:stroke-dash="Ultrafine_20_2_20_Dots_20_3_20_Dashes"/>
    </style:style>
    <style:style style:name="ch8" style:family="chart">
      <style:graphic-properties draw:stroke="dash" draw:stroke-dash="_32__20_Dots_20_1_20_Dash" svg:stroke-color="#ff420e"/>
    </style:style>
    <style:style style:name="ch9" style:family="chart" style:data-style-name="N0">
      <style:chart-properties chart:link-data-style-to-source="true"/>
      <style:graphic-properties draw:fill-color="#99ff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564cm" svg:height="12.238cm" xlink:href=".." xlink:type="simple" chart:class="chart:filled-radar" chart:style-name="ch1">
        <chart:title svg:x="3.184cm" svg:y="0.379cm" chart:style-name="ch2">
          <text:p>Sydney's Personal Privilege Profile</text:p>
        </chart:title>
        <chart:plot-area chart:style-name="ch3" table:cell-range-address="PPP_Sydney.A1:PPP_Sydney.B7" chart:data-source-has-labels="both" svg:x="2.919cm" svg:y="1.82cm" svg:width="12.759cm" svg:height="9.864cm">
          <chartooo:coordinate-region svg:x="3.779cm" svg:y="2.751cm" svg:width="8.003cm" svg:height="8.003cm"/>
          <chart:axis chart:dimension="x" chart:name="primary-x" chart:style-name="ch4" chartooo:axis-type="auto">
            <chartooo:date-scale/>
            <chart:categories table:cell-range-address="PPP_Sydney.A2:PPP_Sydney.A7"/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PPP_Sydney.B2:PPP_Sydney.B7" chart:label-cell-address="PPP_Sydney.B1:PPP_Sydney.B1" chart:class="chart:filled-rad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vilege Index</text:p>
                <draw:g>
                  <svg:desc>PPP_Sydney.B1:PPP_Sydney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isgender</text:p>
                <draw:g>
                  <svg:desc>PPP_Sydney.A2:PPP_Sydney.A7</svg:desc>
                </draw:g>
              </table:table-cell>
              <table:table-cell office:value-type="float" office:value="0">
                <text:p>0</text:p>
                <draw:g>
                  <svg:desc>PPP_Sydney.B2:PPP_Sydney.B7</svg:desc>
                </draw:g>
              </table:table-cell>
            </table:table-row>
            <table:table-row>
              <table:table-cell office:value-type="string">
                <text:p>Male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Whit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eterosexual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Family: Edu. Background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amily: Wealth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MacOSX_X86_64 LibreOffice_project/7a864d8825610a8c07cfc3bc01dd4fce6a9447e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